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-Bold1" svg:font-family="Courier-Bold" style:font-family-generic="modern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draw:fill="none" fo:min-height="18.383cm"/>
    </style:style>
    <style:style style:name="gr10" style:family="graphic" style:parent-style-name="standard">
      <style:graphic-properties draw:stroke="none" draw:fill="none" fo:min-height="4.268cm"/>
    </style:style>
    <style:style style:name="gr11" style:family="graphic" style:parent-style-name="standard">
      <style:graphic-properties draw:stroke="none" draw:fill="none" fo:min-height="7.35cm"/>
    </style:style>
    <style:style style:name="gr12" style:family="graphic" style:parent-style-name="standard">
      <style:graphic-properties draw:stroke="none" draw:fill="none" fo:min-height="1.9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objectwithoutfill">
      <style:graphic-properties svg:stroke-width="0.2cm" svg:stroke-color="#ffff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5.733cm"/>
    </style:style>
    <style:style style:name="gr18" style:family="graphic" style:parent-style-name="standard">
      <style:graphic-properties draw:stroke="none" draw:fill="none" fo:min-height="2.363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title">
      <style:graphic-properties draw:auto-grow-height="true"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45pt" style:font-size-asian="45pt" style:font-size-complex="45pt"/>
    </style:style>
    <style:style style:name="P7" style:family="paragraph">
      <style:text-properties fo:font-size="20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fo:text-align="center"/>
      <style:text-properties fo:font-size="30pt" style:font-size-asian="30pt" style:font-size-complex="30pt"/>
    </style:style>
    <style:style style:name="P10" style:family="paragraph">
      <style:paragraph-properties style:text-autospace="none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style:text-autospace="none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55pt" style:font-size-asian="55pt" style:font-size-complex="55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style:text-properties fo:font-size="21pt" style:font-size-asian="21pt" style:font-size-complex="21pt"/>
    </style:style>
    <style:style style:name="P18" style:family="paragraph">
      <style:text-properties fo:color="#ffffff" fo:font-size="55pt" style:font-size-asian="55pt" style:font-size-complex="55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dd495d" style:font-name="Courier-Bold1" fo:font-size="20pt" fo:font-weight="bold" style:font-name-asian="Courier-Bold1" style:font-size-asian="20pt" style:font-weight-asian="bold" style:font-name-complex="Courier-Bold1" style:font-size-complex="20pt" style:font-weight-complex="bold"/>
    </style:style>
    <style:style style:name="T6" style:family="text">
      <style:text-properties fo:color="#c7c7c7" style:font-name="Courier1" fo:font-size="20pt" style:font-name-asian="Courier1" style:font-size-asian="20pt" style:font-name-complex="Courier1" style:font-size-complex="20pt"/>
    </style:style>
    <style:style style:name="T7" style:family="text">
      <style:text-properties fo:color="#9f47a0" style:font-name="Courier1" fo:font-size="20pt" style:font-name-asian="Courier1" style:font-size-asian="20pt" style:font-name-complex="Courier1" style:font-size-complex="20pt"/>
    </style:style>
    <style:style style:name="T8" style:family="text">
      <style:text-properties fo:color="#c8c473" style:font-name="Courier1" fo:font-size="20pt" style:font-name-asian="Courier1" style:font-size-asian="20pt" style:font-name-complex="Courier1" style:font-size-complex="20pt"/>
    </style:style>
    <style:style style:name="T9" style:family="text">
      <style:text-properties fo:color="#dd495d" style:font-name="Courier-Bold1" fo:font-size="21pt" fo:font-weight="bold" style:font-name-asian="Courier-Bold1" style:font-size-asian="21pt" style:font-weight-asian="bold" style:font-name-complex="Courier-Bold1" style:font-size-complex="21pt" style:font-weight-complex="bold"/>
    </style:style>
    <style:style style:name="T10" style:family="text">
      <style:text-properties fo:color="#ffffff" style:font-name="Courier1" fo:font-size="20pt" style:font-name-asian="Courier1" style:font-size-asian="20pt" style:font-name-complex="Courier1" style:font-size-complex="20pt"/>
    </style:style>
    <style:style style:name="T11" style:family="text">
      <style:text-properties fo:color="#dd495d" style:font-name="Courier-Bold1" fo:font-size="18pt" fo:font-weight="bold" style:font-name-asian="Courier-Bold1" style:font-size-asian="18pt" style:font-weight-asian="bold" style:font-name-complex="Courier-Bold1" style:font-size-complex="18pt" style:font-weight-complex="bold"/>
    </style:style>
    <style:style style:name="T12" style:family="text">
      <style:text-properties fo:color="#c7c7c7" style:font-name="Courier1" fo:font-size="18pt" style:font-name-asian="Courier1" style:font-size-asian="18pt" style:font-name-complex="Courier1" style:font-size-complex="18pt"/>
    </style:style>
    <style:style style:name="T13" style:family="text">
      <style:text-properties fo:color="#c8c473" style:font-name="Courier1" fo:font-size="18pt" style:font-name-asian="Courier1" style:font-size-asian="18pt" style:font-name-complex="Courier1" style:font-size-complex="18pt"/>
    </style:style>
    <style:style style:name="T14" style:family="text">
      <style:text-properties fo:color="#9f47a0" style:font-name="Courier1" fo:font-size="18pt" style:font-name-asian="Courier1" style:font-size-asian="18pt" style:font-name-complex="Courier1" style:font-size-complex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5pt" style:font-size-asian="25pt" style:font-size-complex="25pt"/>
    </style:style>
    <style:style style:name="T18" style:family="text">
      <style:text-properties fo:color="#ff0000" fo:font-size="25pt" style:font-size-asian="25pt" style:font-size-complex="25pt"/>
    </style:style>
    <style:style style:name="T19" style:family="text">
      <style:text-properties fo:color="#ffffff" fo:font-size="25pt" style:font-size-asian="25pt" style:font-size-complex="25pt"/>
    </style:style>
    <style:style style:name="T20" style:family="text">
      <style:text-properties fo:color="#9966cc" fo:font-size="25pt" style:font-size-asian="25pt" style:font-size-complex="25pt"/>
    </style:style>
    <style:style style:name="T21" style:family="text">
      <style:text-properties fo:color="#eb613d" fo:font-size="25pt" style:font-size-asian="25pt" style:font-size-complex="25pt"/>
    </style:style>
    <style:style style:name="T22" style:family="text">
      <style:text-properties fo:color="#ff0000" fo:font-size="55pt" style:font-size-asian="55pt" style:font-size-complex="55pt"/>
    </style:style>
    <style:style style:name="T23" style:family="text">
      <style:text-properties fo:color="#c8c473" style:font-name="Courier1" fo:font-size="21pt" style:font-name-asian="Courier1" style:font-size-asian="21pt" style:font-name-complex="Courier1" style:font-size-complex="21pt"/>
    </style:style>
    <style:style style:name="T24" style:family="text">
      <style:text-properties fo:color="#c7c7c7" style:font-name="Courier1" fo:font-size="21pt" style:font-name-asian="Courier1" style:font-size-asian="21pt" style:font-name-complex="Courier1" style:font-size-complex="21pt"/>
    </style:style>
    <style:style style:name="T25" style:family="text">
      <style:text-properties fo:color="#9f47a0" style:font-name="Courier1" fo:font-size="21pt" style:font-name-asian="Courier1" style:font-size-asian="21pt" style:font-name-complex="Courier1" style:font-size-complex="21pt"/>
    </style:style>
    <style:style style:name="T26" style:family="text">
      <style:text-properties fo:color="#ff6633" style:font-name="Courier1" fo:font-size="21pt" style:font-name-asian="Courier1" style:font-size-asian="21pt" style:font-name-complex="Courier1" style:font-size-complex="21pt"/>
    </style:style>
    <style:style style:name="T27" style:family="text">
      <style:text-properties fo:color="#ffffff" style:font-name="Courier1" fo:font-size="21pt" style:font-name-asian="Courier1" style:font-size-asian="21pt" style:font-name-complex="Courier1" style:font-size-complex="21pt"/>
    </style:style>
    <style:style style:name="T28" style:family="text">
      <style:text-properties fo:color="#ffffff" style:font-name="Courier-Bold1" fo:font-size="21pt" fo:font-weight="bold" style:font-name-asian="Courier-Bold1" style:font-size-asian="21pt" style:font-weight-asian="bold" style:font-name-complex="Courier-Bold1" style:font-size-complex="21pt" style:font-weight-complex="bold"/>
    </style:style>
    <style:style style:name="T29" style:family="text">
      <style:text-properties fo:color="#ff0000" style:text-outline="false" style:text-line-through-style="none" style:font-name="Times-Roman1" fo:font-size="55pt" fo:font-style="normal" fo:text-shadow="none" style:text-underline-style="none" fo:font-weight="normal" style:letter-kerning="true" style:font-name-asian="Times-Roman1" style:font-size-asian="55pt" style:font-style-asian="normal" style:font-weight-asian="normal" style:font-name-complex="Times-Roman1" style:font-size-complex="5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style:text-outline="false" style:text-line-through-style="none" style:font-name="Times-Roman1" fo:font-size="55pt" fo:font-style="normal" fo:text-shadow="none" style:text-underline-style="none" fo:font-weight="normal" style:letter-kerning="true" style:font-name-asian="Times-Roman1" style:font-size-asian="55pt" style:font-style-asian="normal" style:font-weight-asian="normal" style:font-name-complex="Times-Roman1" style:font-size-complex="5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1" draw:layer="layout" svg:width="24.8cm" svg:height="2.6cm" svg:x="1cm" svg:y="1cm">
          <draw:text-box>
            <text:p><text:span text:style-name="T1">Xamarin's Promise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draw:frame draw:style-name="gr1" draw:text-style-name="P6" draw:layer="layout" svg:width="24.8cm" svg:height="2.6cm" svg:x="1.306cm" svg:y="10.717cm">
          <draw:text-box>
            <text:p><text:span text:style-name="T4">One Codebase — Many Platfor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5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5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5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4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6" draw:text-style-name="P8" draw:layer="layout" svg:width="6.103cm" svg:height="2.613cm" svg:x="21.497cm" svg:y="17.987cm">
          <draw:text-box>
            <text:p><text:span text:style-name="T3">http://bit.ly/1xV1AT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1" draw:layer="layout" svg:width="27.3cm" svg:height="2.6cm" svg:x="0.1cm" svg:y="7.4cm">
          <draw:text-box>
            <text:p><text:span text:style-name="T1">Your Code Runs Everywhere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If a platform has .NE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1" draw:layer="layout" svg:width="25.8cm" svg:height="2.6cm" svg:x="0.8cm" svg:y="9cm">
          <draw:text-box>
            <text:p><text:span text:style-name="T1">CI requires NO Simulator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7" draw:text-style-name="P5" draw:layer="layout" svg:width="5.79cm" svg:height="8cm" svg:x="1.8cm" svg:y="6.3cm">
          <draw:image xlink:href="../images/CI/jenkinsLogo.png" xlink:type="simple" xlink:show="embed" xlink:actuate="onLoad">
            <text:p/>
          </draw:image>
        </draw:frame>
        <draw:frame draw:style-name="gr7" draw:text-style-name="P5" draw:layer="layout" svg:width="15.17cm" svg:height="7cm" svg:x="10.73cm" svg:y="6.5cm">
          <draw:image xlink:href="../images/CI/Windows8_Windows7_Compatible_1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7" draw:text-style-name="P5" draw:layer="layout" svg:width="5.79cm" svg:height="8cm" svg:x="6.4cm" svg:y="6.4cm">
          <draw:image xlink:href="../images/CI/jenkinsLogo.png" xlink:type="simple" xlink:show="embed" xlink:actuate="onLoad">
            <text:p/>
          </draw:image>
        </draw:frame>
        <draw:frame draw:style-name="gr7" draw:text-style-name="P5" draw:layer="layout" svg:width="7.223cm" svg:height="7.223cm" svg:x="15.1cm" svg:y="6.9cm">
          <draw:image xlink:href="../images/CI/monodoc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7" draw:text-style-name="P5" draw:layer="layout" svg:width="26.461cm" svg:height="9.604cm" svg:x="0.401cm" svg:y="5.658cm">
          <draw:image xlink:href="../images/CI/NuGet-Logo-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1" draw:layer="layout" svg:width="13.7cm" svg:height="2.6cm" svg:x="7.3cm" svg:y="9.6cm">
          <draw:text-box>
            <text:p><text:span text:style-name="T1">Binary Packets</text:span></text:p>
          </draw:text-box>
        </draw:frame>
        <draw:frame draw:style-name="gr4" draw:text-style-name="P5" draw:layer="layout" svg:width="4.444cm" svg:height="6.667cm" svg:x="23.156cm" svg:y="0.401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s Good as Swif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1" draw:layer="layout" svg:width="28cm" svg:height="2.6cm" svg:x="0cm" svg:y="9.8cm">
          <draw:text-box>
            <text:p text:style-name="P5"><text:span text:style-name="T1">You can use exceptions</text:span></text:p>
          </draw:text-box>
        </draw:frame>
        <draw:frame draw:style-name="gr2" draw:text-style-name="P9" draw:layer="layout" svg:width="12.6cm" svg:height="1.6cm" svg:x="15cm" svg:y="12.6cm">
          <draw:text-box>
            <text:p text:style-name="P5"><text:span text:style-name="T3">And you should do so</text:span></text:p>
          </draw:text-box>
        </draw:frame>
        <draw:frame draw:style-name="gr4" draw:text-style-name="P5" draw:layer="layout" svg:width="4.444cm" svg:height="6.667cm" svg:x="23.201cm" svg:y="1.01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19">
        <office:forms form:automatic-focus="false" form:apply-design-mode="false"/>
        <draw:frame draw:style-name="gr5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allback Hell</text:span></text:p>
          </draw:text-box>
        </draw:frame>
        <draw:frame draw:style-name="gr6" draw:text-style-name="P8" draw:layer="layout" svg:width="5.8cm" svg:height="2.613cm" svg:x="21.2cm" svg:y="17.2cm">
          <draw:text-box>
            <text:p><text:span text:style-name="T3">http://bit.ly/11suEX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5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6" draw:text-style-name="P8" draw:layer="layout" svg:width="5.8cm" svg:height="2.613cm" svg:x="21.6cm" svg:y="17.987cm">
          <draw:text-box>
            <text:p><text:span text:style-name="T3">http://bit.ly/1ryzV4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19">
        <draw:frame draw:style-name="gr8" draw:text-style-name="P11" draw:layer="layout" svg:width="27.172cm" svg:height="16.582cm" svg:x="0.428cm" svg:y="4.2cm">
          <draw:text-box>
            <text:p text:style-name="P10"><text:span text:style-name="T5">public</text:span><text:span text:style-name="T6"> </text:span><text:span text:style-name="T5">class</text:span><text:span text:style-name="T6"> RestApiCallFlow</text:span></text:p>
            <text:p text:style-name="P10"><text:span text:style-name="T7">{</text:span></text:p>
            <text:p text:style-name="P10"><text:span text:style-name="T6"><text:s text:c="2"/></text:span><text:span text:style-name="T5">public</text:span><text:span text:style-name="T6"> </text:span><text:span text:style-name="T5">static</text:span><text:span text:style-name="T6"> async Task</text:span><text:span text:style-name="T8">&lt;</text:span><text:span text:style-name="T6">TResult</text:span><text:span text:style-name="T8">&gt;</text:span><text:span text:style-name="T6"> LoadRequestFromNetworkFlow</text:span></text:p>
            <text:p text:style-name="P10"><text:span text:style-name="T6"><text:s text:c="2"/></text:span><text:span text:style-name="T8">&lt;</text:span><text:span text:style-name="T6">TRequest</text:span><text:span text:style-name="T8">,</text:span><text:span text:style-name="T6"> THttpResult</text:span><text:span text:style-name="T8">,</text:span><text:span text:style-name="T6"> Tresult</text:span><text:span text:style-name="T8">&gt;(</text:span></text:p>
            <text:p text:style-name="P10"><text:span text:style-name="T6"><text:s text:c="5"/></text:span><text:span text:style-name="T6">TRequest request</text:span><text:span text:style-name="T8">,</text:span><text:span text:style-name="T6"> </text:span></text:p>
            <text:p text:style-name="P10"><text:span text:style-name="T6"><text:s text:c="5"/></text:span><text:span text:style-name="T6">IRestApiCallTasks</text:span><text:span text:style-name="T8">&lt;</text:span><text:span text:style-name="T6">TRequest</text:span><text:span text:style-name="T8">,</text:span><text:span text:style-name="T6"> </text:span></text:p>
            <text:p text:style-name="P10"><text:span text:style-name="T6"><text:s text:c="5"/></text:span><text:span text:style-name="T6">THttpResult</text:span><text:span text:style-name="T8">,</text:span><text:span text:style-name="T6"> TResult</text:span><text:span text:style-name="T8">&gt;</text:span><text:span text:style-name="T6"> stages</text:span><text:span text:style-name="T8">)</text:span></text:p>
            <text:p text:style-name="P10"><text:span text:style-name="T6"><text:s text:c="2"/></text:span><text:span text:style-name="T7">{</text:span></text:p>
            <text:p text:style-name="P10"><text:span text:style-name="T6"><text:s text:c="4"/></text:span><text:span text:style-name="T5">string</text:span><text:span text:style-name="T6"> requestUrl </text:span><text:span text:style-name="T8">=</text:span><text:span text:style-name="T6"> </text:span></text:p>
            <text:p text:style-name="P10"><text:span text:style-name="T6"><text:s text:c="7"/></text:span><text:span text:style-name="T9">await</text:span><text:span text:style-name="T6"> stages</text:span><text:span text:style-name="T8">.</text:span><text:span text:style-name="T6">BuildRequestUrlForRequestAsync</text:span><text:span text:style-name="T8">(</text:span><text:span text:style-name="T6">request</text:span><text:span text:style-name="T8">)</text:span><text:span text:style-name="T7">;</text:span></text:p>
            <text:p text:style-name="P10"><text:span text:style-name="T6"><text:s text:c="14"/></text:span></text:p>
            <text:p text:style-name="P10"><text:span text:style-name="T10"><text:s text:c="4"/></text:span><text:span text:style-name="T10">// TODO : check cache</text:span></text:p>
            <text:p text:style-name="P10"><text:span text:style-name="T6"/></text:p>
            <text:p text:style-name="P10"><text:span text:style-name="T6"><text:s text:c="4"/></text:span><text:span text:style-name="T6">THttpResult serverResponse </text:span><text:span text:style-name="T8">=</text:span><text:span text:style-name="T6"> </text:span></text:p>
            <text:p text:style-name="P10"><text:span text:style-name="T6"><text:s text:c="8"/></text:span><text:span text:style-name="T9">await</text:span><text:span text:style-name="T6"> stages</text:span><text:span text:style-name="T8">.</text:span><text:span text:style-name="T6">SendRequestForUrlAsync</text:span><text:span text:style-name="T8">(</text:span><text:span text:style-name="T6">requestUrl</text:span><text:span text:style-name="T8">)</text:span><text:span text:style-name="T7">;</text:span></text:p>
            <text:p text:style-name="P10"><text:span text:style-name="T6"/></text:p>
            <text:p text:style-name="P10"><text:span text:style-name="T6"><text:s text:c="4"/></text:span><text:span text:style-name="T6">TResult parsedData </text:span><text:span text:style-name="T8">=</text:span><text:span text:style-name="T6"> </text:span></text:p>
            <text:p text:style-name="P10"><text:span text:style-name="T6"><text:s text:c="8"/></text:span><text:span text:style-name="T9">await</text:span><text:span text:style-name="T6"> stages</text:span><text:span text:style-name="T8">.</text:span><text:span text:style-name="T6">ParseResponseDataAsync</text:span><text:span text:style-name="T8">(</text:span><text:span text:style-name="T6">serverResponse</text:span><text:span text:style-name="T8">)</text:span><text:span text:style-name="T7">;</text:span></text:p>
            <text:p text:style-name="P10"><text:span text:style-name="T6"/></text:p>
            <text:p text:style-name="P10"><text:span text:style-name="T6"><text:s text:c="4"/></text:span><text:span text:style-name="T5">return</text:span><text:span text:style-name="T6"> parsedData</text:span><text:span text:style-name="T7">;</text:span></text:p>
            <text:p text:style-name="P10"><text:span text:style-name="T6"><text:s text:c="2"/></text:span><text:span text:style-name="T7">}</text:span></text:p>
            <text:p text:style-name="P10"><text:span text:style-name="T7">}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Async but Looks Linear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9" draw:text-style-name="P11" draw:layer="layout" svg:width="27.172cm" svg:height="18.633cm" svg:x="0.228cm" svg:y="1.567cm">
          <draw:text-box>
            <text:p text:style-name="P10"><text:span text:style-name="T5">public</text:span><text:span text:style-name="T6"> </text:span><text:span text:style-name="T5">class</text:span><text:span text:style-name="T6"> RestApiCallFlow</text:span></text:p>
            <text:p text:style-name="P10"><text:span text:style-name="T7">{</text:span></text:p>
            <text:p text:style-name="P10"><text:span text:style-name="T6"><text:s text:c="2"/></text:span><text:span text:style-name="T5">public</text:span><text:span text:style-name="T6"> </text:span><text:span text:style-name="T5">static</text:span><text:span text:style-name="T6"> async Task</text:span><text:span text:style-name="T8">&lt;</text:span><text:span text:style-name="T6">TResult</text:span><text:span text:style-name="T8">&gt;</text:span><text:span text:style-name="T6"> LoadRequestFromNetworkFlow</text:span></text:p>
            <text:p text:style-name="P10"><text:span text:style-name="T6"><text:s text:c="2"/></text:span><text:span text:style-name="T8">&lt;</text:span><text:span text:style-name="T6">TRequest</text:span><text:span text:style-name="T8">,</text:span><text:span text:style-name="T6"> THttpResult</text:span><text:span text:style-name="T8">,</text:span><text:span text:style-name="T6"> Tresult</text:span><text:span text:style-name="T8">&gt;(</text:span></text:p>
            <text:p text:style-name="P10"><text:span text:style-name="T6"><text:s text:c="5"/></text:span><text:span text:style-name="T6">TRequest request</text:span><text:span text:style-name="T8">,</text:span><text:span text:style-name="T6"> </text:span></text:p>
            <text:p text:style-name="P10"><text:span text:style-name="T6"><text:s text:c="5"/></text:span><text:span text:style-name="T6">IRestApiCallTasks</text:span><text:span text:style-name="T8">&lt;</text:span><text:span text:style-name="T6">TRequest</text:span><text:span text:style-name="T8">,</text:span><text:span text:style-name="T6"> </text:span></text:p>
            <text:p text:style-name="P10"><text:span text:style-name="T6"><text:s text:c="5"/></text:span><text:span text:style-name="T6">THttpResult</text:span><text:span text:style-name="T8">,</text:span><text:span text:style-name="T6"> TResult</text:span><text:span text:style-name="T8">&gt;</text:span><text:span text:style-name="T6"> stages</text:span><text:span text:style-name="T8">)</text:span></text:p>
            <text:p text:style-name="P10"><text:span text:style-name="T6"><text:s text:c="2"/></text:span><text:span text:style-name="T7">{</text:span></text:p>
            <text:p text:style-name="P10"><text:span text:style-name="T6"><text:s text:c="4"/></text:span><text:span text:style-name="T5">string</text:span><text:span text:style-name="T6"> requestUrl </text:span><text:span text:style-name="T8">=</text:span><text:span text:style-name="T6"> </text:span></text:p>
            <text:p text:style-name="P10"><text:span text:style-name="T6"><text:s text:c="4"/></text:span><text:span text:style-name="T5">await</text:span><text:span text:style-name="T6"> stages</text:span><text:span text:style-name="T8">.</text:span><text:span text:style-name="T6">BuildRequestUrlForRequestAsync</text:span><text:span text:style-name="T8">(</text:span><text:span text:style-name="T6">request</text:span><text:span text:style-name="T8">)</text:span><text:span text:style-name="T7">;</text:span></text:p>
            <text:p text:style-name="P10"><text:span text:style-name="T6"><text:s text:c="14"/></text:span></text:p>
            <text:p text:style-name="P10"><text:span text:style-name="T6"><text:s text:c="4"/></text:span><text:span text:style-name="T5">try</text:span></text:p>
            <text:p text:style-name="P10"><text:span text:style-name="T6"><text:s text:c="4"/></text:span><text:span text:style-name="T7">{</text:span></text:p>
            <text:p text:style-name="P10"><text:span text:style-name="T6"><text:s text:c="7"/></text:span><text:span text:style-name="T6">TResult parsedDataFromCache </text:span><text:span text:style-name="T8">=</text:span><text:span text:style-name="T6"> </text:span></text:p>
            <text:p text:style-name="P10"><text:span text:style-name="T6"><text:s text:c="7"/></text:span><text:span text:style-name="T5">await</text:span><text:span text:style-name="T6"> stages</text:span><text:span text:style-name="T8">.</text:span><text:span text:style-name="T6">LoadDataFromCacheForRequestAsync</text:span><text:span text:style-name="T8">(</text:span><text:span text:style-name="T6">request</text:span><text:span text:style-name="T8">)</text:span><text:span text:style-name="T7">;</text:span></text:p>
            <text:p text:style-name="P10"><text:span text:style-name="T6"/></text:p>
            <text:p text:style-name="P10"><text:span text:style-name="T6"><text:s text:c="7"/></text:span><text:span text:style-name="T5">return</text:span><text:span text:style-name="T6"> parsedDataFromCache</text:span><text:span text:style-name="T7">;</text:span></text:p>
            <text:p text:style-name="P10"><text:span text:style-name="T6"><text:s text:c="4"/></text:span><text:span text:style-name="T7">}</text:span></text:p>
            <text:p text:style-name="P10"><text:span text:style-name="T6"><text:s text:c="4"/></text:span><text:span text:style-name="T5">catch</text:span></text:p>
            <text:p text:style-name="P10"><text:span text:style-name="T6"><text:s text:c="4"/></text:span><text:span text:style-name="T7">{</text:span></text:p>
            <text:p text:style-name="P10"><text:span text:style-name="T10"><text:s text:c="8"/></text:span><text:span text:style-name="T10">// Load from network code</text:span></text:p>
            <text:p text:style-name="P10"><text:span text:style-name="T6"><text:s text:c="4"/></text:span><text:span text:style-name="T7">}</text:span></text:p>
            <text:p text:style-name="P10"><text:span text:style-name="T6"><text:s text:c="2"/></text:span><text:span text:style-name="T7">}</text:span></text:p>
            <text:p text:style-name="P10"><text:span text:style-name="T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0" draw:text-style-name="P12" draw:layer="layout" svg:width="27.6cm" svg:height="6.856cm" svg:x="0cm" svg:y="7.372cm">
          <draw:text-box>
            <text:p text:style-name="P10"><text:span text:style-name="T11">public</text:span><text:span text:style-name="T12"> </text:span><text:span text:style-name="T11">interface</text:span><text:span text:style-name="T12"> IRestApiCallTasks</text:span><text:span text:style-name="T13">&lt;</text:span><text:span text:style-name="T12">TRequest</text:span><text:span text:style-name="T13">,</text:span><text:span text:style-name="T12"> THttpResult</text:span><text:span text:style-name="T13">,</text:span><text:span text:style-name="T12"> TResult</text:span><text:span text:style-name="T13">&gt;</text:span></text:p>
            <text:p text:style-name="P10"><text:span text:style-name="T14">{</text:span></text:p>
            <text:p text:style-name="P10"><text:span text:style-name="T12"><text:s text:c="3"/></text:span><text:span text:style-name="T12">Task</text:span><text:span text:style-name="T13">&lt;</text:span><text:span text:style-name="T11">string</text:span><text:span text:style-name="T13">&gt;</text:span><text:span text:style-name="T12"> BuildRequestUrlForRequestAsync</text:span><text:span text:style-name="T13">(</text:span><text:span text:style-name="T12">TRequest request</text:span><text:span text:style-name="T13">)</text:span><text:span text:style-name="T14">;</text:span></text:p>
            <text:p text:style-name="P10"><text:span text:style-name="T14"/></text:p>
            <text:p text:style-name="P10"><text:span text:style-name="T12"><text:s text:c="3"/></text:span><text:span text:style-name="T12">Task</text:span><text:span text:style-name="T13">&lt;</text:span><text:span text:style-name="T12">THttpResult</text:span><text:span text:style-name="T13">&gt;</text:span><text:span text:style-name="T12"> SendRequestForUrlAsync</text:span><text:span text:style-name="T13">(</text:span><text:span text:style-name="T11">string</text:span><text:span text:style-name="T12"> requestUrl</text:span><text:span text:style-name="T13">)</text:span><text:span text:style-name="T14">;</text:span></text:p>
            <text:p text:style-name="P10"><text:span text:style-name="T14"/></text:p>
            <text:p text:style-name="P10"><text:span text:style-name="T12"><text:s text:c="3"/></text:span><text:span text:style-name="T12">Task</text:span><text:span text:style-name="T13">&lt;</text:span><text:span text:style-name="T12">TResult</text:span><text:span text:style-name="T13">&gt;</text:span><text:span text:style-name="T12"> ParseResponseDataAsync</text:span><text:span text:style-name="T13">(</text:span><text:span text:style-name="T12">THttpResult httpData</text:span><text:span text:style-name="T13">)</text:span><text:span text:style-name="T14">;</text:span></text:p>
            <text:p text:style-name="P10"><text:span text:style-name="T14"/></text:p>
            <text:p text:style-name="P10"><text:span text:style-name="T12"><text:s text:c="3"/></text:span><text:span text:style-name="T12">Task</text:span><text:span text:style-name="T13">&lt;</text:span><text:span text:style-name="T12">TResult</text:span><text:span text:style-name="T13">&gt;</text:span><text:span text:style-name="T12"> LoadDataFromCacheForRequestAsync</text:span><text:span text:style-name="T13">(</text:span><text:span text:style-name="T12">TRequest request</text:span><text:span text:style-name="T13">)</text:span><text:span text:style-name="T14">;</text:span></text:p>
            <text:p text:style-name="P10"><text:span text:style-name="T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5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5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13" draw:layer="layout" svg:width="28cm" svg:height="4.587cm" svg:x="0cm" svg:y="7.8cm">
          <draw:text-box>
            <text:p text:style-name="P5"><text:span text:style-name="T1">Xamarin is Slow and has Lots of Memory Leaks</text:span></text:p>
          </draw:text-box>
        </draw:frame>
        <draw:frame draw:style-name="gr2" draw:text-style-name="P2" draw:layer="layout" svg:width="21.2cm" svg:height="1.631cm" svg:x="6.4cm" svg:y="12.769cm">
          <draw:text-box>
            <text:p text:style-name="P3"><text:span text:style-name="T2">From some holy w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1" draw:text-style-name="P11" draw:layer="layout" svg:width="27cm" svg:height="7.6cm" svg:x="0.4cm" svg:y="8.6cm">
          <draw:text-box>
            <text:p text:style-name="P10"><text:span text:style-name="T5">using</text:span><text:span text:style-name="T6"> </text:span><text:span text:style-name="T8">(</text:span><text:span text:style-name="T6">var webclient </text:span><text:span text:style-name="T8">=</text:span><text:span text:style-name="T6"> </text:span><text:span text:style-name="T5">new</text:span><text:span text:style-name="T6"> WebClient</text:span><text:span text:style-name="T8">())</text:span></text:p>
            <text:p text:style-name="P10"><text:span text:style-name="T7">{</text:span></text:p>
            <text:p text:style-name="P10"><text:span text:style-name="T6"><text:s text:c="2"/></text:span><text:span text:style-name="T6">var imageBytes </text:span><text:span text:style-name="T8">=</text:span><text:span text:style-name="T6"> webclient</text:span><text:span text:style-name="T8">.</text:span><text:span text:style-name="T6">DownloadData</text:span><text:span text:style-name="T8">(</text:span><text:span text:style-name="T6">url</text:span><text:span text:style-name="T8">)</text:span><text:span text:style-name="T7">;</text:span></text:p>
            <text:p text:style-name="P10"><text:span text:style-name="T6"><text:s text:c="2"/></text:span></text:p>
            <text:p text:style-name="P10"><text:span text:style-name="T6"><text:s text:c="2"/></text:span><text:span text:style-name="T5">return</text:span><text:span text:style-name="T6"> UIImage</text:span><text:span text:style-name="T8">.</text:span><text:span text:style-name="T6">LoadFromData</text:span><text:span text:style-name="T8">(</text:span><text:span text:style-name="T6">NSData</text:span><text:span text:style-name="T8">.</text:span><text:span text:style-name="T6">FromArray</text:span><text:span text:style-name="T8">(</text:span><text:span text:style-name="T6">imageBytes</text:span><text:span text:style-name="T8">))</text:span><text:span text:style-name="T7">;</text:span></text:p>
            <text:p text:style-name="P10"><text:span text:style-name="T7">}</text:span></text:p>
          </draw:text-box>
        </draw:frame>
        <draw:frame draw:style-name="gr12" draw:text-style-name="P11" draw:layer="layout" svg:width="4.111cm" svg:height="2.163cm" svg:x="23.089cm" svg:y="18cm">
          <draw:text-box>
            <text:p><text:span text:style-name="T15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3" draw:text-style-name="P14" draw:layer="layout" svg:width="18.909cm" svg:height="4.988cm" svg:x="1.2cm" svg:y="0.6cm">
          <draw:text-box>
            <text:p><text:span text:style-name="T16">Image Loading : </text:span></text:p>
            <text:p><text:span text:style-name="T16"><text:s text:c="6"/></text:span><text:span text:style-name="T16">A Typical Implementation </text:span></text:p>
            <text:p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4" draw:text-style-name="P5" draw:layer="layout" svg:width="28cm" svg:height="19.61cm" svg:x="0cm" svg:y="0.69cm">
          <draw:image xlink:href="../images/memory/2-DontCar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11" draw:text-style-name="P15" draw:layer="layout" svg:width="27cm" svg:height="7.6cm" svg:x="0.4cm" svg:y="8.6cm">
          <draw:text-box>
            <text:p><text:span text:style-name="T17">using (var webclient = new WebClient())</text:span></text:p>
            <text:p><text:span text:style-name="T17">{</text:span></text:p>
            <text:p><text:span text:style-name="T18"><text:s text:c="2"/></text:span><text:span text:style-name="T18">var imageBytes = webclient.DownloadData(url);</text:span></text:p>
            <text:p><text:span text:style-name="T17"><text:s text:c="2"/></text:span></text:p>
            <text:p><text:span text:style-name="T19"><text:s text:c="2"/></text:span><text:span text:style-name="T19">return UIImage.LoadFromData(NSData.FromArray(imageBytes));</text:span></text:p>
            <text:p><text:span text:style-name="T17">}</text:span></text:p>
          </draw:text-box>
        </draw:frame>
        <draw:frame draw:style-name="gr12" draw:text-style-name="P11" draw:layer="layout" svg:width="4.111cm" svg:height="2.163cm" svg:x="23.089cm" svg:y="18cm">
          <draw:text-box>
            <text:p><text:span text:style-name="T15">http://bit.ly/1rMJL3B</text:span></text:p>
          </draw:text-box>
        </draw:frame>
        <draw:frame draw:style-name="gr14" draw:text-style-name="P16" draw:layer="layout" svg:width="9.6cm" svg:height="1.83cm" svg:x="17.8cm" svg:y="1.774cm">
          <draw:text-box>
            <text:p text:style-name="P5"><text:span text:style-name="T16">Synchronous</text:span></text:p>
          </draw:text-box>
        </draw:frame>
        <draw:line draw:style-name="gr15" draw:text-style-name="P5" draw:layer="layout" svg:x1="22.4cm" svg:y1="3.826cm" svg:x2="17.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1" draw:text-style-name="P15" draw:layer="layout" svg:width="27cm" svg:height="7.6cm" svg:x="0.4cm" svg:y="7.337cm">
          <draw:text-box>
            <text:p><text:span text:style-name="T17">using (var webclient = new WebClient())</text:span></text:p>
            <text:p><text:span text:style-name="T17">{</text:span></text:p>
            <text:p><text:span text:style-name="T19"><text:s text:c="2"/></text:span><text:span text:style-name="T19">var imageBytes = webclient.DownloadData(url);</text:span></text:p>
            <text:p><text:span text:style-name="T17"><text:s text:c="2"/></text:span></text:p>
            <text:p><text:span text:style-name="T17"><text:s text:c="2"/></text:span><text:span text:style-name="T17">return </text:span><text:span text:style-name="T20">UIImage.LoadFromData</text:span><text:span text:style-name="T17">(</text:span><text:span text:style-name="T21">NSData.FromArray</text:span><text:span text:style-name="T17">(imageBytes));</text:span></text:p>
            <text:p><text:span text:style-name="T17">}</text:span></text:p>
          </draw:text-box>
        </draw:frame>
        <draw:frame draw:style-name="gr12" draw:text-style-name="P11" draw:layer="layout" svg:width="4.111cm" svg:height="2.163cm" svg:x="23.089cm" svg:y="18cm">
          <draw:text-box>
            <text:p><text:span text:style-name="T15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4" draw:text-style-name="P16" draw:layer="layout" svg:width="9.6cm" svg:height="1.83cm" svg:x="8.2cm" svg:y="17.137cm">
          <draw:text-box>
            <text:p text:style-name="P5"><text:span text:style-name="T16">Leaks</text:span></text:p>
          </draw:text-box>
        </draw:frame>
        <draw:line draw:style-name="gr15" draw:text-style-name="P5" draw:layer="layout" svg:x1="13.8cm" svg:y1="17.137cm" svg:x2="17.2cm" svg:y2="12.537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draw:frame draw:style-name="gr6" draw:text-style-name="P8" draw:layer="layout" svg:width="6.6cm" svg:height="2.613cm" svg:x="21.4cm" svg:y="17.8cm">
          <draw:text-box>
            <text:p><text:span text:style-name="T3">http://bit.ly/1cay6bO</text:span></text:p>
          </draw:text-box>
        </draw:frame>
        <draw:frame draw:style-name="gr4" draw:text-style-name="P5" draw:layer="layout" svg:width="27.999cm" svg:height="15.748cm" svg:x="0.05cm" svg:y="-0.043cm">
          <draw:image xlink:href="../images/memory/1-ca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draw:frame draw:style-name="gr4" draw:text-style-name="P5" draw:layer="layout" svg:width="27.999cm" svg:height="15.215cm" svg:x="0.05cm" svg:y="0.023cm">
          <draw:image xlink:href="../images/memory/3-ImageDispose.png" xlink:type="simple" xlink:show="embed" xlink:actuate="onLoad">
            <text:p/>
          </draw:image>
        </draw:frame>
        <draw:frame draw:style-name="gr6" draw:text-style-name="P8" draw:layer="layout" svg:width="6.6cm" svg:height="2.613cm" svg:x="21.4cm" svg:y="17.801cm">
          <draw:text-box>
            <text:p><text:span text:style-name="T3">http://bit.ly/1cay6b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2T1">
        <draw:frame presentation:style-name="pr5" draw:layer="layout" svg:width="25.199cm" svg:height="3.506cm" svg:x="1.301cm" svg:y="0.194cm" presentation:class="title" presentation:user-transformed="true">
          <draw:text-box>
            <text:p>What If I Told You...</text:p>
          </draw:text-box>
        </draw:frame>
        <draw:frame draw:style-name="gr16" draw:text-style-name="P5" draw:layer="layout" svg:width="28cm" svg:height="16.97cm" svg:x="0cm" svg:y="4.03cm" presentation:class="graphic" presentation:user-transformed="true">
          <draw:image xlink:href="../images/memory/4-WhatI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ll Obj-C/Java bindings are </text:span><text:span text:style-name="T22">IDispos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>
        <draw:frame draw:style-name="gr1" draw:text-style-name="P1" draw:layer="layout" svg:width="25.8cm" svg:height="4.587cm" svg:x="0.6cm" svg:y="9.401cm">
          <draw:text-box>
            <text:p text:style-name="P5"><text:span text:style-name="T1">UIImage, NSData, sockets, threa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>
        <draw:frame draw:style-name="gr17" draw:text-style-name="P17" draw:layer="layout" svg:width="27.109cm" svg:height="15.983cm" svg:x="0.291cm" svg:y="2.217cm">
          <draw:text-box>
            <text:p text:style-name="P10"><text:span text:style-name="T9">byte</text:span><text:span text:style-name="T23">[]</text:span><text:span text:style-name="T24"> data </text:span><text:span text:style-name="T23">=</text:span><text:span text:style-name="T24"> </text:span><text:span text:style-name="T9">null</text:span><text:span text:style-name="T25">;</text:span></text:p>
            <text:p text:style-name="P10"><text:span text:style-name="T9">using</text:span><text:span text:style-name="T24"> </text:span><text:span text:style-name="T23">(</text:span><text:span text:style-name="T24">Stream response </text:span><text:span text:style-name="T23">=</text:span><text:span text:style-name="T24"> await session</text:span><text:span text:style-name="T23">.</text:span><text:span text:style-name="T24">DownloadResourceAsync</text:span><text:span text:style-name="T23">(</text:span><text:span text:style-name="T24">request</text:span><text:span text:style-name="T23">))</text:span></text:p>
            <text:p text:style-name="P10"><text:span text:style-name="T9">using</text:span><text:span text:style-name="T24"> </text:span><text:span text:style-name="T23">(</text:span><text:span text:style-name="T24">MemoryStream responseInMemory </text:span><text:span text:style-name="T23">=</text:span><text:span text:style-name="T24"> </text:span><text:span text:style-name="T9">new</text:span><text:span text:style-name="T24"> MemoryStream</text:span><text:span text:style-name="T23">())</text:span></text:p>
            <text:p text:style-name="P10"><text:span text:style-name="T25">{</text:span></text:p>
            <text:p text:style-name="P10"><text:span text:style-name="T24"><text:s text:c="2"/></text:span><text:span text:style-name="T9">await</text:span><text:span text:style-name="T24"> response</text:span><text:span text:style-name="T23">.</text:span><text:span text:style-name="T24">CopyToAsync</text:span><text:span text:style-name="T23">(</text:span><text:span text:style-name="T24">responseInMemory</text:span><text:span text:style-name="T23">)</text:span><text:span text:style-name="T25">;</text:span></text:p>
            <text:p text:style-name="P10"><text:span text:style-name="T24"><text:s text:c="2"/></text:span><text:span text:style-name="T24">data </text:span><text:span text:style-name="T23">=</text:span><text:span text:style-name="T24"> responseInMemory</text:span><text:span text:style-name="T23">.</text:span><text:span text:style-name="T24">ToArray</text:span><text:span text:style-name="T23">()</text:span><text:span text:style-name="T25">;</text:span></text:p>
            <text:p text:style-name="P10"><text:span text:style-name="T25">}</text:span></text:p>
            <text:p text:style-name="P10"><text:span text:style-name="T24"/></text:p>
            <text:p text:style-name="P10"><text:span text:style-name="T24">BeginInvokeOnMainThread</text:span><text:span text:style-name="T23">(</text:span><text:span text:style-name="T9">delegate</text:span></text:p>
            <text:p text:style-name="P10"><text:span text:style-name="T25">{</text:span></text:p>
            <text:p text:style-name="P10"><text:span text:style-name="T24"><text:s text:c="2"/></text:span><text:span text:style-name="T9">using</text:span><text:span text:style-name="T24"> </text:span><text:span text:style-name="T23">(</text:span><text:span text:style-name="T24"> NSData imageData </text:span><text:span text:style-name="T23">=</text:span><text:span text:style-name="T24"> NSData</text:span><text:span text:style-name="T23">.</text:span><text:span text:style-name="T24">FromArray</text:span><text:span text:style-name="T23">(</text:span><text:span text:style-name="T24">data</text:span><text:span text:style-name="T23">)</text:span><text:span text:style-name="T24"> </text:span><text:span text:style-name="T23">)</text:span></text:p>
            <text:p text:style-name="P10"><text:span text:style-name="T24"><text:s text:c="2"/></text:span><text:span text:style-name="T25">{</text:span></text:p>
            <text:p text:style-name="P10"><text:span text:style-name="T24"><text:s text:c="4"/></text:span><text:span text:style-name="T9">using</text:span><text:span text:style-name="T24"> </text:span><text:span text:style-name="T23">(</text:span><text:span text:style-name="T24"> UIImage image </text:span><text:span text:style-name="T23">=</text:span><text:span text:style-name="T24"> </text:span><text:span text:style-name="T9">new</text:span><text:span text:style-name="T24"> UIImage</text:span><text:span text:style-name="T23">(</text:span><text:span text:style-name="T24">imageData</text:span><text:span text:style-name="T23">)</text:span><text:span text:style-name="T24"> </text:span><text:span text:style-name="T23">)</text:span></text:p>
            <text:p text:style-name="P10"><text:span text:style-name="T24"><text:s text:c="4"/></text:span><text:span text:style-name="T25">{</text:span></text:p>
            <text:p text:style-name="P10"><text:span text:style-name="T24"><text:s text:c="6"/></text:span><text:span text:style-name="T9">this</text:span><text:span text:style-name="T23">.</text:span><text:span text:style-name="T24">ImageView</text:span><text:span text:style-name="T23">.</text:span><text:span text:style-name="T24">Image </text:span><text:span text:style-name="T23">=</text:span><text:span text:style-name="T24"> image</text:span><text:span text:style-name="T25">;</text:span></text:p>
            <text:p text:style-name="P10"><text:span text:style-name="T24"><text:s text:c="4"/></text:span><text:span text:style-name="T25">}</text:span></text:p>
            <text:p text:style-name="P10"><text:span text:style-name="T24"><text:s text:c="2"/></text:span><text:span text:style-name="T25">}</text:span></text:p>
            <text:p text:style-name="P10"><text:span text:style-name="T25">}</text:span><text:span text:style-name="T23">)</text:span><text:span text:style-name="T25">;</text:span></text:p>
          </draw:text-box>
        </draw:frame>
        <draw:frame draw:style-name="gr18" draw:text-style-name="P8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>
        <draw:frame draw:style-name="gr17" draw:text-style-name="P17" draw:layer="layout" svg:width="27.109cm" svg:height="15.983cm" svg:x="0.491cm" svg:y="2.217cm">
          <draw:text-box>
            <text:p text:style-name="P10"><text:span text:style-name="T9">byte</text:span><text:span text:style-name="T23">[]</text:span><text:span text:style-name="T24"> data </text:span><text:span text:style-name="T23">=</text:span><text:span text:style-name="T24"> </text:span><text:span text:style-name="T9">null</text:span><text:span text:style-name="T25">;</text:span></text:p>
            <text:p text:style-name="P10"><text:span text:style-name="T9">using</text:span><text:span text:style-name="T24"> </text:span><text:span text:style-name="T23">(</text:span><text:span text:style-name="T24">Stream response </text:span><text:span text:style-name="T23">=</text:span><text:span text:style-name="T24"> await session</text:span><text:span text:style-name="T23">.</text:span><text:span text:style-name="T24">DownloadResourceAsync</text:span><text:span text:style-name="T23">(</text:span><text:span text:style-name="T24">request</text:span><text:span text:style-name="T23">))</text:span></text:p>
            <text:p text:style-name="P10"><text:span text:style-name="T9">using</text:span><text:span text:style-name="T24"> </text:span><text:span text:style-name="T23">(</text:span><text:span text:style-name="T24">MemoryStream responseInMemory </text:span><text:span text:style-name="T23">=</text:span><text:span text:style-name="T24"> </text:span><text:span text:style-name="T9">new</text:span><text:span text:style-name="T24"> MemoryStream</text:span><text:span text:style-name="T23">())</text:span></text:p>
            <text:p text:style-name="P10"><text:span text:style-name="T26">{</text:span></text:p>
            <text:p text:style-name="P10"><text:span text:style-name="T24"><text:s text:c="2"/></text:span><text:span text:style-name="T9">await</text:span><text:span text:style-name="T24"> response</text:span><text:span text:style-name="T23">.</text:span><text:span text:style-name="T24">CopyToAsync</text:span><text:span text:style-name="T23">(</text:span><text:span text:style-name="T24">responseInMemory</text:span><text:span text:style-name="T23">)</text:span><text:span text:style-name="T25">;</text:span></text:p>
            <text:p text:style-name="P10"><text:span text:style-name="T24"><text:s text:c="2"/></text:span><text:span text:style-name="T24">data </text:span><text:span text:style-name="T23">=</text:span><text:span text:style-name="T24"> responseInMemory</text:span><text:span text:style-name="T23">.</text:span><text:span text:style-name="T24">ToArray</text:span><text:span text:style-name="T23">()</text:span><text:span text:style-name="T25">;</text:span></text:p>
            <text:p text:style-name="P10"><text:span text:style-name="T26">}</text:span></text:p>
            <text:p text:style-name="P10"><text:span text:style-name="T26"/></text:p>
            <text:p text:style-name="P10"><text:span text:style-name="T27">BeginInvokeOnMainThread(</text:span><text:span text:style-name="T28">delegate</text:span></text:p>
            <text:p text:style-name="P10"><text:span text:style-name="T27">{</text:span></text:p>
            <text:p text:style-name="P10"><text:span text:style-name="T27"><text:s text:c="2"/></text:span><text:span text:style-name="T28">using</text:span><text:span text:style-name="T27"> ( NSData imageData = NSData.FromArray(data) )</text:span></text:p>
            <text:p text:style-name="P10"><text:span text:style-name="T27"><text:s text:c="2"/></text:span><text:span text:style-name="T27">{</text:span></text:p>
            <text:p text:style-name="P10"><text:span text:style-name="T27"><text:s text:c="4"/></text:span><text:span text:style-name="T28">using</text:span><text:span text:style-name="T27"> ( UIImage image = </text:span><text:span text:style-name="T28">new</text:span><text:span text:style-name="T27"> UIImage(imageData) )</text:span></text:p>
            <text:p text:style-name="P10"><text:span text:style-name="T27"><text:s text:c="4"/></text:span><text:span text:style-name="T27">{</text:span></text:p>
            <text:p text:style-name="P10"><text:span text:style-name="T27"><text:s text:c="6"/></text:span><text:span text:style-name="T28">this</text:span><text:span text:style-name="T27">.ImageView.Image = image;</text:span></text:p>
            <text:p text:style-name="P10"><text:span text:style-name="T27"><text:s text:c="4"/></text:span><text:span text:style-name="T27">}</text:span></text:p>
            <text:p text:style-name="P10"><text:span text:style-name="T27"><text:s text:c="2"/></text:span><text:span text:style-name="T27">}</text:span></text:p>
            <text:p text:style-name="P10"><text:span text:style-name="T27">});</text:span></text:p>
          </draw:text-box>
        </draw:frame>
        <draw:frame draw:style-name="gr18" draw:text-style-name="P8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>
        <draw:frame draw:style-name="gr17" draw:text-style-name="P17" draw:layer="layout" svg:width="27.109cm" svg:height="15.983cm" svg:x="0.491cm" svg:y="2.217cm">
          <draw:text-box>
            <text:p text:style-name="P10"><text:span text:style-name="T28">byte</text:span><text:span text:style-name="T27">[] data = </text:span><text:span text:style-name="T28">null</text:span><text:span text:style-name="T27">;</text:span></text:p>
            <text:p text:style-name="P10"><text:span text:style-name="T28">using</text:span><text:span text:style-name="T27"> (Stream response = await session.DownloadResourceAsync(request))</text:span></text:p>
            <text:p text:style-name="P10"><text:span text:style-name="T28">using</text:span><text:span text:style-name="T27"> (MemoryStream responseInMemory = </text:span><text:span text:style-name="T28">new</text:span><text:span text:style-name="T27"> MemoryStream())</text:span></text:p>
            <text:p text:style-name="P10"><text:span text:style-name="T27">{</text:span></text:p>
            <text:p text:style-name="P10"><text:span text:style-name="T27"><text:s text:c="2"/></text:span><text:span text:style-name="T27">await response.CopyToAsync(responseInMemory);</text:span></text:p>
            <text:p text:style-name="P10"><text:span text:style-name="T27"><text:s text:c="2"/></text:span><text:span text:style-name="T27">data = responseInMemory.ToArray();</text:span></text:p>
            <text:p text:style-name="P10"><text:span text:style-name="T27">}</text:span></text:p>
            <text:p text:style-name="P10"><text:span text:style-name="T24"/></text:p>
            <text:p text:style-name="P10"><text:span text:style-name="T24">BeginInvokeOnMainThread</text:span><text:span text:style-name="T23">(</text:span><text:span text:style-name="T9">delegate</text:span></text:p>
            <text:p text:style-name="P10"><text:span text:style-name="T25">{</text:span></text:p>
            <text:p text:style-name="P10"><text:span text:style-name="T24"><text:s text:c="2"/></text:span><text:span text:style-name="T9">using</text:span><text:span text:style-name="T24"> </text:span><text:span text:style-name="T23">(</text:span><text:span text:style-name="T24"> NSData imageData </text:span><text:span text:style-name="T23">=</text:span><text:span text:style-name="T24"> NSData</text:span><text:span text:style-name="T23">.</text:span><text:span text:style-name="T24">FromArray</text:span><text:span text:style-name="T23">(</text:span><text:span text:style-name="T24">data</text:span><text:span text:style-name="T23">)</text:span><text:span text:style-name="T24"> </text:span><text:span text:style-name="T23">)</text:span></text:p>
            <text:p text:style-name="P10"><text:span text:style-name="T24"><text:s text:c="2"/></text:span><text:span text:style-name="T25">{</text:span></text:p>
            <text:p text:style-name="P10"><text:span text:style-name="T24"><text:s text:c="4"/></text:span><text:span text:style-name="T9">using</text:span><text:span text:style-name="T24"> </text:span><text:span text:style-name="T23">(</text:span><text:span text:style-name="T24"> UIImage image </text:span><text:span text:style-name="T23">=</text:span><text:span text:style-name="T24"> </text:span><text:span text:style-name="T9">new</text:span><text:span text:style-name="T24"> UIImage</text:span><text:span text:style-name="T23">(</text:span><text:span text:style-name="T24">imageData</text:span><text:span text:style-name="T23">)</text:span><text:span text:style-name="T24"> </text:span><text:span text:style-name="T23">)</text:span></text:p>
            <text:p text:style-name="P10"><text:span text:style-name="T24"><text:s text:c="4"/></text:span><text:span text:style-name="T25">{</text:span></text:p>
            <text:p text:style-name="P10"><text:span text:style-name="T24"><text:s text:c="6"/></text:span><text:span text:style-name="T9">this</text:span><text:span text:style-name="T23">.</text:span><text:span text:style-name="T24">ImageView</text:span><text:span text:style-name="T23">.</text:span><text:span text:style-name="T24">Image </text:span><text:span text:style-name="T23">=</text:span><text:span text:style-name="T24"> image</text:span><text:span text:style-name="T25">;</text:span></text:p>
            <text:p text:style-name="P10"><text:span text:style-name="T24"><text:s text:c="4"/></text:span><text:span text:style-name="T25">}</text:span></text:p>
            <text:p text:style-name="P10"><text:span text:style-name="T24"><text:s text:c="2"/></text:span><text:span text:style-name="T25">}</text:span></text:p>
            <text:p text:style-name="P10"><text:span text:style-name="T25">}</text:span><text:span text:style-name="T23">)</text:span><text:span text:style-name="T25">;</text:span></text:p>
          </draw:text-box>
        </draw:frame>
        <draw:frame draw:style-name="gr18" draw:text-style-name="P8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>
        <draw:frame draw:style-name="gr5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5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>
        <draw:frame draw:style-name="gr1" draw:text-style-name="P13" draw:layer="layout" svg:width="25.8cm" svg:height="4.587cm" svg:x="0.6cm" svg:y="9.4cm">
          <draw:text-box>
            <text:p text:style-name="P5"><text:span text:style-name="T1">Aiming for a Single Codebase</text:span></text:p>
          </draw:text-box>
        </draw:frame>
        <draw:frame draw:style-name="gr5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5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>
        <draw:frame draw:style-name="gr1" draw:text-style-name="P18" draw:layer="layout" svg:width="25.8cm" svg:height="17.419cm" svg:x="0.8cm" svg:y="1.4cm">
          <draw:text-box>
            <text:p text:style-name="P10"><text:span text:style-name="T29">Unlike</text:span><text:span text:style-name="T30"> </text:span><text:span text:style-name="T29">other</text:span><text:span text:style-name="T30"> cross-platform mobile frameworks that only offer </text:span><text:span text:style-name="T29">lowest common denominator</text:span><text:span text:style-name="T30"> experiences through UI abstraction libraries, we make 100% of the iOS and Android APIs available through our </text:span><text:span text:style-name="T29">native bindings</text:span><text:span text:style-name="T3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>
        <draw:frame draw:style-name="gr4" draw:text-style-name="P5" draw:layer="layout" svg:width="20cm" svg:height="15cm" svg:x="4.082cm" svg:y="3.109cm">
          <draw:image xlink:href="../images/9-Scroo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>
        <draw:frame draw:style-name="gr1" draw:text-style-name="P13" draw:layer="layout" svg:width="25.8cm" svg:height="2.6cm" svg:x="0.6cm" svg:y="9.4cm">
          <draw:text-box>
            <text:p text:style-name="P5"><text:span text:style-name="T1">Per Seat Per Platfo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>
        <draw:frame draw:style-name="gr7" draw:text-style-name="P5" draw:layer="layout" svg:width="26.586cm" svg:height="19cm" svg:x="0.114cm" svg:y="1cm">
          <draw:image xlink:href="../images/11-XamarinPri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ry 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est on All Platfor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Dispose Native Objects Aggressive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Build Dedicated GUI for Each Platfo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Обычный">
        <draw:frame draw:style-name="gr1" draw:text-style-name="P13" draw:layer="layout" svg:width="25.8cm" svg:height="2.6cm" svg:x="0.6cm" svg:y="9.4cm">
          <draw:text-box>
            <text:p text:style-name="P5"><text:span text:style-name="T1">Try 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-Bold1" svg:font-family="Courier-Bold" style:font-family-generic="modern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5-01-18T20:30:03.463352000</dc:date>
    <meta:editing-duration>PT8H52M16S</meta:editing-duration>
    <meta:editing-cycles>168</meta:editing-cycles>
    <meta:generator>LibreOffice/4.1.1.2$MacOSX_x86 LibreOffice_project/7e4286b58adc75a14f6d83f53a03b6c11fa2903</meta:generator>
    <meta:document-statistic meta:object-count="224"/>
  </office:meta>
</office:document-meta>
</file>